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483b43" officeooo:paragraph-rsid="00185056"/>
    </style:style>
    <style:style style:name="P2" style:family="paragraph" style:parent-style-name="Standard">
      <style:text-properties officeooo:paragraph-rsid="00185056"/>
    </style:style>
    <style:style style:name="P3" style:family="paragraph" style:parent-style-name="Heading_20_1">
      <style:text-properties officeooo:paragraph-rsid="00185056"/>
    </style:style>
    <style:style style:name="P4" style:family="paragraph" style:parent-style-name="Heading_20_2">
      <style:text-properties fo:font-weight="bold" officeooo:paragraph-rsid="00185056" style:font-weight-asian="bold"/>
    </style:style>
    <style:style style:name="P5" style:family="paragraph" style:parent-style-name="Heading_20_2">
      <style:text-properties officeooo:rsid="00254f5a" officeooo:paragraph-rsid="00185056"/>
    </style:style>
    <style:style style:name="P6" style:family="paragraph" style:parent-style-name="Heading_20_2">
      <style:text-properties officeooo:paragraph-rsid="00185056"/>
    </style:style>
    <style:style style:name="P7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1c717e" officeooo:paragraph-rsid="00185056" style:font-style-asian="italic" style:font-weight-asian="bold"/>
    </style:style>
    <style:style style:name="P8" style:family="paragraph" style:parent-style-name="List_20_Paragraph" style:list-style-name="WWNum1">
      <style:text-properties officeooo:paragraph-rsid="00185056"/>
    </style:style>
    <style:style style:name="P9" style:family="paragraph" style:parent-style-name="List_20_Paragraph" style:list-style-name="WWNum1">
      <style:text-properties officeooo:rsid="0015d1d3" officeooo:paragraph-rsid="00185056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" style:family="text">
      <style:text-properties officeooo:rsid="001bc2d7"/>
    </style:style>
    <style:style style:name="T3" style:family="text">
      <style:text-properties officeooo:rsid="001ca6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2">June </text:span>2019 template</text:h>
      <text:h text:style-name="P4" text:outline-level="2">Table of contents<text:bookmark text:name="_GoBack"/></text:h>
      <text:list xml:id="list1854579562" text:style-name="WWNum1">
        <text:list-item>
          <text:p text:style-name="P9"><text:a xlink:type="simple" xlink:href="#Today |outline" text:style-name="Internet_20_link" text:visited-style-name="Visited_20_Internet_20_Link">today</text:a></text:p>
        </text:list-item>
        <text:list-item>
          <text:p text:style-name="P8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8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</text:list>
      <text:p text:style-name="P2">#### Words total</text:p>
      <text:h text:style-name="P5" text:outline-level="2">Today </text:h>
      <text:p text:style-name="P1"/>
      <text:h text:style-name="P6" text:outline-level="2"><text:bookmark text:name="_End_of_day"/>End of day (outro)</text:h>
      <text:p text:style-name="P2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1">. (PLEASE READ OUTRO TO LEARN IMPORTANT INFO ABOUT TODAYS DOCUMENT)</text:span></text:p>
      <text:h text:style-name="P3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08:12:41.484000000</meta:creation-date>
    <dc:date>2019-06-28T09:24:09.845000000</dc:date>
    <meta:editing-duration>PT2M35S</meta:editing-duration>
    <meta:editing-cycles>6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0" meta:word-count="173" meta:character-count="930" meta:non-whitespace-character-count="769"/>
  </office:meta>
</office:document-meta>
</file>